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6f1df" officeooo:paragraph-rsid="0016f1df"/>
    </style:style>
    <style:style style:name="P2" style:family="paragraph" style:parent-style-name="Standard">
      <style:text-properties style:text-underline-style="solid" style:text-underline-width="auto" style:text-underline-color="font-color" officeooo:rsid="001775f3" officeooo:paragraph-rsid="001775f3"/>
    </style:style>
    <style:style style:name="P3" style:family="paragraph" style:parent-style-name="Standard">
      <style:text-properties style:text-underline-style="none" officeooo:rsid="0016f1df" officeooo:paragraph-rsid="0016f1df"/>
    </style:style>
    <style:style style:name="P4" style:family="paragraph" style:parent-style-name="Standard">
      <style:text-properties style:text-underline-style="none" officeooo:rsid="0016f1df" officeooo:paragraph-rsid="0016fe27"/>
    </style:style>
    <style:style style:name="P5" style:family="paragraph" style:parent-style-name="Standard">
      <style:text-properties style:text-underline-style="none" officeooo:rsid="0016f1df" officeooo:paragraph-rsid="001775f3"/>
    </style:style>
    <style:style style:name="P6" style:family="paragraph" style:parent-style-name="Standard">
      <style:text-properties style:text-underline-style="none" officeooo:rsid="0016fe27" officeooo:paragraph-rsid="0016fe27"/>
    </style:style>
    <style:style style:name="P7" style:family="paragraph" style:parent-style-name="Standard">
      <style:text-properties style:text-underline-style="none" officeooo:rsid="001775f3" officeooo:paragraph-rsid="001775f3"/>
    </style:style>
    <style:style style:name="P8" style:family="paragraph" style:parent-style-name="Standard">
      <style:text-properties fo:font-variant="normal" fo:text-transform="none" fo:color="#df3079" style:font-name="Söhne Mono" fo:font-size="10.5pt" fo:letter-spacing="normal" fo:font-style="normal" style:text-underline-style="none" fo:font-weight="normal" officeooo:rsid="0016f1df" officeooo:paragraph-rsid="001775f3"/>
    </style:style>
    <style:style style:name="P9" style:family="paragraph" style:parent-style-name="Standard">
      <style:text-properties fo:font-variant="normal" fo:text-transform="none" fo:color="#df3079" style:font-name="Söhne Mono" fo:font-size="10.5pt" fo:letter-spacing="normal" fo:font-style="normal" style:text-underline-style="solid" style:text-underline-width="auto" style:text-underline-color="font-color" fo:font-weight="normal" officeooo:rsid="0016f1df" officeooo:paragraph-rsid="0016f1df"/>
    </style:style>
    <style:style style:name="T1" style:family="text">
      <style:text-properties officeooo:rsid="0016fe27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model</text:p>
      <text:p text:style-name="P3"/>
      <text:p text:style-name="P3">email</text:p>
      <text:p text:style-name="P3">password</text:p>
      <text:p text:style-name="P3"/>
      <text:p text:style-name="P3"/>
      <text:p text:style-name="P1">profile model</text:p>
      <text:p text:style-name="P1"/>
      <text:p text:style-name="P3">ref:- user Model</text:p>
      <text:p text:style-name="P3"/>
      <text:p text:style-name="P4">firstName</text:p>
      <text:p text:style-name="P4">lastName</text:p>
      <text:p text:style-name="P3">Photos</text:p>
      <text:p text:style-name="P3">gender</text:p>
      <text:p text:style-name="P3">dateOfBirth</text:p>
      <text:p text:style-name="P3">age</text:p>
      <text:p text:style-name="P3">religion</text:p>
      <text:p text:style-name="P3">caste</text:p>
      <text:p text:style-name="P3">subCaste</text:p>
      <text:p text:style-name="P3">motherTongue</text:p>
      <text:p text:style-name="P3">Height</text:p>
      <text:p text:style-name="P3">Weight</text:p>
      <text:p text:style-name="P3">phoneNumber</text:p>
      <text:p text:style-name="P3">address</text:p>
      <text:p text:style-name="P3">Occupation</text:p>
      <text:p text:style-name="P3">educationLevel</text:p>
      <text:p text:style-name="P3">annualIncome</text:p>
      <text:p text:style-name="P6">aboutMe</text:p>
      <text:p text:style-name="P6">Interests</text:p>
      <text:p text:style-name="P3"/>
      <text:p text:style-name="P9">familyInformation</text:p>
      <text:p text:style-name="P9"/>
      <text:p text:style-name="P5">ref:- user Model</text:p>
      <text:p text:style-name="P8"/>
      <text:p text:style-name="P6">fatherName</text:p>
      <text:p text:style-name="P6">motherName</text:p>
      <text:p text:style-name="P6">NumberOfSiblings</text:p>
      <text:p text:style-name="P6">siblingsDetails</text:p>
      <text:p text:style-name="P6">familyBackground</text:p>
      <text:p text:style-name="P6">familyContactNumber</text:p>
      <text:p text:style-name="P4"/>
      <text:p text:style-name="P1">PartnerPreference</text:p>
      <text:p text:style-name="P1"/>
      <text:p text:style-name="P5">ref:- user Model</text:p>
      <text:p text:style-name="P3"/>
      <text:p text:style-name="P6">ageRange</text:p>
      <text:p text:style-name="P6">heightRange</text:p>
      <text:p text:style-name="P6">educationalLevel</text:p>
      <text:p text:style-name="P6">occupation</text:p>
      <text:p text:style-name="P6">religion</text:p>
      <text:p text:style-name="P6">caste</text:p>
      <text:p text:style-name="P6">maritalStatus</text:p>
      <text:p text:style-name="P6">preferences</text:p>
      <text:p text:style-name="P2"><text:soft-page-break/>profileLiked</text:p>
      <text:p text:style-name="P2"/>
      <text:p text:style-name="P5">ref:- user Model</text:p>
      <text:p text:style-name="P5"/>
      <text:p text:style-name="P7">liked profile Ids</text:p>
      <text:p text:style-name="P7"/>
      <text:p text:style-name="P7"/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3:42:29.595802668</meta:creation-date>
    <dc:date>2023-09-22T19:01:41.382746497</dc:date>
    <meta:editing-duration>P2DT4H28M30S</meta:editing-duration>
    <meta:editing-cycles>1</meta:editing-cycles>
    <meta:document-statistic meta:table-count="0" meta:image-count="0" meta:object-count="0" meta:page-count="2" meta:paragraph-count="45" meta:word-count="57" meta:character-count="489" meta:non-whitespace-character-count="477"/>
    <meta:generator>LibreOffice/6.4.7.2$Linux_X86_64 LibreOffice_project/40$Build-2</meta:generator>
  </office:meta>
</office:document-meta>
</file>